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style:font-name="Roboto" fo:color="#0F0F0F" fo:font-size="10.5pt" style:font-size-asian="10.5pt" style:font-size-complex="10.5pt"/>
    </style:style>
  </office:automatic-styles>
  <office:body>
    <office:text text:use-soft-page-breaks="true">
      <text:p text:style-name="P1"><text:span text:style-name="T2">Letra da Música</text:span><text:s/>“Vamos Comer Castanhas Assadas”</text:p>
      <text:p text:style-name="Normal"/>
      <text:p text:style-name="Normal">Vamos comer, vamos comer, vamos comer castanhas assadas</text:p>
      <text:p text:style-name="Normal">Vamos comer, vamos comer, vamos comer castanhas assadas</text:p>
      <text:p text:style-name="Normal"/>
      <text:p text:style-name="Normal">Uma, duas, três só de uma vez</text:p>
      <text:p text:style-name="Normal">Quatro cinco seis, que boas que são</text:p>
      <text:p text:style-name="Normal">Uma, duas, três e como outra vez</text:p>
      <text:p text:style-name="Normal">Que alegria no meu coração</text:p>
      <text:p text:style-name="Normal"/>
      <text:p text:style-name="P3">Instrumental</text:p>
      <text:p text:style-name="Normal"/>
      <text:p text:style-name="Normal">Vamos comer, vamos comer, vamos comer castanhas assadas</text:p>
      <text:p text:style-name="Normal">Vamos comer, vamos comer, vamos comer castanhas assadas</text:p>
      <text:p text:style-name="Normal"/>
      <text:p text:style-name="Normal">Uma, duas, três só de uma vez</text:p>
      <text:p text:style-name="Normal">Quatro cinco seis, que boas que são</text:p>
      <text:p text:style-name="Normal">Uma, duas, três e como outra vez</text:p>
      <text:p text:style-name="Normal">Que alegria no meu coração</text:p>
      <text:p text:style-name="Normal"/>
      <text:p text:style-name="Normal">Vamos comer, vamos comer, vamos comer castanhas assadas</text:p>
      <text:p text:style-name="Normal">Vamos comer, vamos comer, vamos comer castanhas assadas</text:p>
      <text:p text:style-name="Normal"/>
      <text:p text:style-name="Normal">Uma, duas, três só de uma vez</text:p>
      <text:p text:style-name="Normal">Quatro cinco seis, que boas que são</text:p>
      <text:p text:style-name="Normal">Uma, duas, três e como outra vez</text:p>
      <text:p text:style-name="Normal">Que alegria no meu coração</text:p>
      <text:p text:style-name="Normal"/>
      <text:p text:style-name="Normal"/>
      <text:p text:style-name="Normal"><text:span text:style-name="T4">Vamos Comer Castanhas Assadas - Letra e Música professor Idalécio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MAP. Loureiro</meta:initial-creator>
    <dc:creator>Ana MAP. Loureiro</dc:creator>
    <meta:creation-date>2022-11-10T13:09:00Z</meta:creation-date>
    <dc:date>2022-11-10T13:51:00Z</dc:date>
    <meta:template xlink:href="Normal" xlink:type="simple"/>
    <meta:editing-cycles>2</meta:editing-cycles>
    <meta:editing-duration>PT780S</meta:editing-duration>
    <meta:document-statistic meta:page-count="1" meta:paragraph-count="1" meta:word-count="132" meta:character-count="850" meta:row-count="5" meta:non-whitespace-character-count="719"/>
  </office:meta>
</office:document-meta>
</file>